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2fdc6" officeooo:paragraph-rsid="0022fdc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fdc6" officeooo:paragraph-rsid="0022fdc6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235c0c" officeooo:paragraph-rsid="00235c0c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552e9" officeooo:paragraph-rsid="002552e9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552e9" officeooo:paragraph-rsid="002552e9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552e9" officeooo:paragraph-rsid="002552e9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35c0c" officeooo:paragraph-rsid="00235c0c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8aaf" officeooo:paragraph-rsid="00218aaf" style:font-size-asian="12.25pt" style:font-weight-asian="bold" style:font-size-complex="14pt" style:font-weight-complex="bold"/>
    </style:style>
    <style:style style:name="P21" style:family="paragraph" style:parent-style-name="Hanging_20_indent">
      <style:text-properties officeooo:paragraph-rsid="0022fdc6"/>
    </style:style>
    <style:style style:name="P22" style:family="paragraph" style:parent-style-name="Hanging_20_indent">
      <style:text-properties officeooo:paragraph-rsid="00235c0c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5d0d7" officeooo:paragraph-rsid="0025d0d7" style:font-size-asian="8.75pt" style:font-weight-asian="bold" style:font-size-complex="10pt" style:font-weight-complex="bold"/>
    </style:style>
    <style:style style:name="P24" style:family="paragraph" style:parent-style-name="Hanging_20_indent">
      <style:text-properties fo:color="#00a933" loext:opacity="100%" fo:font-weight="bold" style:font-weight-asian="bold" style:font-weight-complex="bold"/>
    </style:style>
    <style:style style:name="T1" style:family="text">
      <style:text-properties officeooo:rsid="0022fdc6"/>
    </style:style>
    <style:style style:name="T2" style:family="text">
      <style:text-properties officeooo:rsid="00235c0c"/>
    </style:style>
    <style:style style:name="T3" style:family="text">
      <style:text-properties officeooo:rsid="002552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fdc6" style:font-weight-asian="bold" style:font-weight-complex="bold"/>
    </style:style>
    <style:style style:name="T6" style:family="text">
      <style:text-properties fo:font-weight="bold" officeooo:rsid="00235c0c" style:font-weight-asian="bold" style:font-weight-complex="bold"/>
    </style:style>
    <style:style style:name="T7" style:family="text">
      <style:text-properties fo:font-weight="bold" officeooo:rsid="002552e9" style:font-weight-asian="bold" style:font-weight-complex="bold"/>
    </style:style>
    <style:style style:name="T8" style:family="text">
      <style:text-properties fo:color="#00a933" loext:opacity="100%" fo:font-weight="bold" style:font-weight-asian="bold" style:font-weight-complex="bold"/>
    </style:style>
    <style:style style:name="T9" style:family="text">
      <style:text-properties fo:color="#00a933" loext:opacity="100%" fo:font-weight="bold" officeooo:rsid="0022fdc6" style:font-weight-asian="bold" style:font-weight-complex="bold"/>
    </style:style>
    <style:style style:name="T10" style:family="text">
      <style:text-properties fo:color="#00a933" loext:opacity="100%" fo:font-weight="bold" officeooo:rsid="00235c0c" style:font-weight-asian="bold" style:font-weight-complex="bold"/>
    </style:style>
    <style:style style:name="T11" style:family="text">
      <style:text-properties fo:color="#00a933" loext:opacity="100%" fo:font-weight="bold" officeooo:rsid="002552e9" style:font-weight-asian="bold" style:font-weight-complex="bold"/>
    </style:style>
    <style:style style:name="T12" style:family="text">
      <style:text-properties fo:color="#00a933" loext:opacity="100%" fo:font-weight="normal" style:font-weight-asian="normal" style:font-weight-complex="normal"/>
    </style:style>
    <style:style style:name="T13" style:family="text">
      <style:text-properties fo:color="#00a933" loext:opacity="100%" fo:font-weight="normal" officeooo:rsid="002552e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RONT END – PART 2</text:p>
      <text:p text:style-name="P3">OBJECTS AND TIMING EVENTS</text:p>
      <text:p text:style-name="P2"/>
      <text:p text:style-name="P4">(Collection)</text:p>
      <text:p text:style-name="P6">1. Javascript object is collection of -</text:p>
      <text:p text:style-name="Hanging_20_indent"><text:span text:style-name="T1">a) </text:span>values<text:tab/><text:tab/><text:tab/><text:tab/><text:tab/><text:tab/><text:tab/><text:span text:style-name="T1">b) </text:span>variables</text:p>
      <text:p text:style-name="Hanging_20_indent"><text:span text:style-name="T9">c) </text:span><text:span text:style-name="T8">properties</text:span><text:tab/><text:tab/><text:tab/><text:tab/><text:tab/><text:tab/><text:span text:style-name="T1">d) </text:span>none of the above</text:p>
      <text:p text:style-name="P5"/>
      <text:p text:style-name="P7">(Correct Statement(s) About Object)</text:p>
      <text:p text:style-name="P8">2. What is true about JavaScript objects?</text:p>
      <text:p text:style-name="Hanging_20_indent"><text:span text:style-name="T9">a) </text:span><text:span text:style-name="T8">they are mutable</text:span><text:tab/><text:tab/><text:tab/><text:tab/><text:tab/><text:tab/><text:span text:style-name="T1">b) </text:span>they are immutable</text:p>
      <text:p text:style-name="Hanging_20_indent"><text:span text:style-name="T9">c) </text:span><text:span text:style-name="T8">they are created with curly brackets i.e. { }</text:span><text:tab/><text:tab/><text:span text:style-name="T9">d) </text:span><text:span text:style-name="T8">they are collection of key value pair(s)</text:span></text:p>
      <text:p text:style-name="Hanging_20_indent"><text:span text:style-name="T1">e) </text:span>the values are of same data type</text:p>
      <text:p text:style-name="P7"/>
      <text:p text:style-name="P7">(What is It)</text:p>
      <text:p text:style-name="P8">3. Consider the following code snippet -</text:p>
      <text:p text:style-name="P9"/>
      <text:p text:style-name="P9">var person = {</text:p>
      <text:p text:style-name="P9"><text:s text:c="4"/>name: "Jack",</text:p>
      <text:p text:style-name="P9"><text:s text:c="4"/>age: 50</text:p>
      <text:p text:style-name="P9">};</text:p>
      <text:p text:style-name="P9"/>
      <text:p text:style-name="P10">What is 'age: 50' written in the above object 'person'?</text:p>
      <text:p text:style-name="Hanging_20_indent"><text:span text:style-name="T1">a) </text:span>Value<text:tab/><text:tab/><text:tab/><text:tab/><text:tab/><text:tab/><text:tab/><text:span text:style-name="T9">b) </text:span><text:span text:style-name="T8">property</text:span></text:p>
      <text:p text:style-name="Hanging_20_indent"><text:span text:style-name="T1">c) </text:span>variable<text:tab/><text:tab/><text:tab/><text:tab/><text:tab/><text:tab/><text:tab/><text:span text:style-name="T1">d) </text:span>none of the above</text:p>
      <text:p text:style-name="P7"/>
      <text:p text:style-name="P7">(Access Object Value)</text:p>
      <text:p text:style-name="P8">4. Which among these is/are the correct way of accessing value of an object using a key(whose name is a valid identifier)?</text:p>
      <text:p text:style-name="Hanging_20_indent"><text:span text:style-name="T9">a) </text:span><text:span text:style-name="T8">object.key</text:span><text:tab/><text:tab/><text:tab/><text:tab/><text:span text:style-name="T1">b) </text:span>object(key)<text:tab/><text:tab/><text:tab/><text:tab/><text:span text:style-name="T9">c) </text:span><text:span text:style-name="T8">object["key"]</text:span></text:p>
      <text:p text:style-name="Hanging_20_indent"><text:span text:style-name="T1">d) </text:span>object.(key)<text:tab/><text:tab/><text:tab/><text:tab/><text:span text:style-name="T1">e) </text:span>object[key]</text:p>
      <text:p text:style-name="P7"/>
      <text:p text:style-name="P7">(Access 3rd Key)</text:p>
      <text:p text:style-name="P8">5. An object is given as -</text:p>
      <text:p text:style-name="P9"/>
      <text:p text:style-name="P9">var obj = {</text:p>
      <text:p text:style-name="P9"><text:s text:c="4"/>key1: value1,</text:p>
      <text:p text:style-name="P9"><text:s text:c="4"/>key2: value2</text:p>
      <text:p text:style-name="P9">}</text:p>
      <text:p text:style-name="P9"/>
      <text:p text:style-name="P8">What will be the output when you enter "obj.key3" on the console?</text:p>
      <text:p text:style-name="Hanging_20_indent"><text:span text:style-name="T1">a) </text:span>value3<text:tab/><text:tab/><text:tab/><text:tab/><text:tab/><text:tab/><text:tab/><text:span text:style-name="T9">b) </text:span><text:span text:style-name="T8">undefined</text:span></text:p>
      <text:p text:style-name="Hanging_20_indent"><text:span text:style-name="T1">c) </text:span>null<text:tab/><text:tab/><text:tab/><text:tab/><text:tab/><text:tab/><text:tab/><text:span text:style-name="T1">d) </text:span>Error - key3 is not defined</text:p>
      <text:p text:style-name="P7"/>
      <text:p text:style-name="P7">(Delete Property)</text:p>
      <text:p text:style-name="P8">6. Which of the following will delete 'property' of an 'object'?</text:p>
      <text:p text:style-name="Hanging_20_indent"><text:span text:style-name="T9">a) </text:span><text:span text:style-name="T8">delete object.property</text:span><text:tab/><text:tab/><text:tab/><text:tab/><text:tab/><text:span text:style-name="T1">b) </text:span>del object.property</text:p>
      <text:p text:style-name="Hanging_20_indent"><text:soft-page-break/><text:span text:style-name="T1">c) </text:span>remove object.property<text:tab/><text:tab/><text:tab/><text:tab/><text:tab/><text:span text:style-name="T1">d) </text:span>none of the above</text:p>
      <text:p text:style-name="P7"/>
      <text:p text:style-name="P7">(Print Keys)</text:p>
      <text:p text:style-name="P8">7. Which of the following 'for' loop(s) will print the keys of an object 'obj' containing 'n' properties?</text:p>
      <text:p text:style-name="Hanging_20_indent"><text:span text:style-name="T1">a) </text:span>for(var i=0; i&lt;n; ++i) { console.log(obj[i]) }<text:tab/><text:tab/><text:tab/><text:span text:style-name="T9">b) </text:span><text:span text:style-name="T8">for(var i in obj) { console.log(i) }</text:span></text:p>
      <text:p text:style-name="Hanging_20_indent"><text:span text:style-name="T1">c) </text:span>for(var i in obj) { console.log(obj[i]) }<text:tab/><text:tab/><text:tab/><text:span text:style-name="T1">d) </text:span>none of the above</text:p>
      <text:p text:style-name="P7"/>
      <text:p text:style-name="P7">(Access Nested Values)</text:p>
      <text:p text:style-name="P8">8. Which among these is/are the correct way of accessing values of nested objects ?</text:p>
      <text:p text:style-name="P21"><text:span text:style-name="T9">a) </text:span><text:span text:style-name="T8">object.key1.key2</text:span><text:tab/><text:tab/><text:tab/><text:tab/><text:tab/><text:tab/><text:span text:style-name="T1">b) </text:span>object.value.value</text:p>
      <text:p text:style-name="P21"><text:span text:style-name="T9">c) </text:span><text:span text:style-name="T8">object["key1"]["key2"]</text:span><text:tab/><text:tab/><text:tab/><text:tab/><text:tab/><text:span text:style-name="T9">d) </text:span><text:span text:style-name="T8">object.key1["key2"]</text:span></text:p>
      <text:p text:style-name="Hanging_20_indent"><text:span text:style-name="T1">e) </text:span>object.[key1].key2<text:tab/><text:tab/><text:tab/><text:tab/><text:tab/><text:span text:style-name="T1">f) </text:span>object.key1.[key2]</text:p>
      <text:p text:style-name="P7"/>
      <text:p text:style-name="P7">(Array of Keys)</text:p>
      <text:p text:style-name="P8">9. Which of the following will return an array of keys of an object 'vehicle'?</text:p>
      <text:p text:style-name="Hanging_20_indent"><text:span text:style-name="T1">a) </text:span>vehicle.getKeys();<text:tab/><text:tab/><text:tab/><text:tab/><text:tab/><text:tab/><text:span text:style-name="T1">b) </text:span>vehicle.getOwnPropertyNames();</text:p>
      <text:p text:style-name="Hanging_20_indent"><text:span text:style-name="T9">c) </text:span><text:span text:style-name="T8">Object.keys(vehicle);</text:span><text:tab/><text:tab/><text:tab/><text:tab/><text:tab/><text:span text:style-name="T9">d) </text:span><text:span text:style-name="T8">Object.getOwnPropertyNames(vehicle);</text:span></text:p>
      <text:p text:style-name="P7"/>
      <text:p text:style-name="P7">(Run Function)</text:p>
      <text:p text:style-name="P8">10. Which of the method will run a function 'abc' after 5 seconds?</text:p>
      <text:p text:style-name="Hanging_20_indent"><text:span text:style-name="T1">a) </text:span>setTimeOut(abc, 5000);<text:tab/><text:tab/><text:tab/><text:tab/><text:tab/><text:span text:style-name="T9">b) </text:span><text:span text:style-name="T8">window.setTimeout(abc, 5000);</text:span></text:p>
      <text:p text:style-name="Hanging_20_indent"><text:span text:style-name="T1">c) </text:span>Function.setTimeout(abc, 5000);<text:tab/><text:tab/><text:tab/><text:tab/><text:span text:style-name="T1">d) </text:span>none of the above</text:p>
      <text:p text:style-name="P7"/>
      <text:p text:style-name="P7">(Repeat Execution)</text:p>
      <text:p text:style-name="P8">11. Which of the following will repeat execution of a function 'rotate'?</text:p>
      <text:p text:style-name="P21"><text:span text:style-name="T1">a) </text:span>setTimeout(rotate, 1000);<text:tab/><text:tab/><text:tab/><text:span text:style-name="T1">b) </text:span>setTimeout(rotate);<text:tab/><text:tab/><text:tab/><text:span text:style-name="T9">c) </text:span><text:span text:style-name="T8">setInterval(rotate);</text:span></text:p>
      <text:p text:style-name="P21"><text:span text:style-name="T1">d) </text:span>setIntervalTime(rotate, 1000);<text:tab/><text:tab/><text:span text:style-name="T9">e) </text:span><text:span text:style-name="T8">setInterval(rotate, 1000);</text:span></text:p>
      <text:p text:style-name="P7"/>
      <text:p text:style-name="P7">(Stop Execution)</text:p>
      <text:p text:style-name="P8">12. Which of the following method is used to stop the execution of the below code?</text:p>
      <text:p text:style-name="P9"/>
      <text:p text:style-name="P9">setInterval(functionName, 1000);</text:p>
      <text:p text:style-name="P9"/>
      <text:p text:style-name="Hanging_20_indent"><text:span text:style-name="T1">a) </text:span>clearInterval(functionName);<text:tab/><text:tab/><text:tab/><text:tab/><text:span text:style-name="T1">b) </text:span>clearInterval(functionName, 1000);</text:p>
      <text:p text:style-name="Hanging_20_indent"><text:span text:style-name="T9">c) </text:span><text:span text:style-name="T8">the execution cannot be stopped</text:span><text:tab/><text:tab/><text:tab/><text:tab/><text:span text:style-name="T1">d) </text:span>none of the above</text:p>
      <text:p text:style-name="P23">SOLUTION DESCRIPTION:</text:p>
      <text:p text:style-name="Hanging_20_indent">You need to use a variable when creating the interval method to use the 'clearInterval' method.</text:p>
      <text:p text:style-name="Hanging_20_indent">Eg., var myVar = setInterval(JSfunction, timeInMilliseconds);</text:p>
      <text:p text:style-name="Hanging_20_indent">clearInterval(myVar);</text:p>
      <text:p text:style-name="P7"/>
      <text:p text:style-name="P7">(Spread Opertaor)</text:p>
      <text:p text:style-name="P8"><text:soft-page-break/>13. Consider the following object. What happens when we spread into a new object and change the firstName property of the object?</text:p>
      <text:p text:style-name="P9"/>
      <text:p text:style-name="P9">let obj1 = { firstName: 'James' };</text:p>
      <text:p text:style-name="P9">let obj2 = {...obj1};</text:p>
      <text:p text:style-name="P9">obj2.firstName = 'John';</text:p>
      <text:p text:style-name="P9">console.log(obj1);</text:p>
      <text:p text:style-name="P9"/>
      <text:p text:style-name="Hanging_20_indent"><text:span text:style-name="T1">a) </text:span>{ firstName: "John" }<text:tab/><text:tab/><text:tab/><text:tab/><text:tab/><text:span text:style-name="T9">b) </text:span><text:span text:style-name="T8">{ firstName: "James" }</text:span></text:p>
      <text:p text:style-name="Hanging_20_indent"><text:span text:style-name="T1">c) </text:span>Type Error<text:tab/><text:tab/><text:tab/><text:tab/><text:tab/><text:tab/><text:span text:style-name="T1">d) </text:span>None of these</text:p>
      <text:p text:style-name="P23">SOLUTION DESCRIPTION:</text:p>
      <text:p text:style-name="Hanging_20_indent">Spread creates a deep copy of the array, meaning the obj2 is disconnected from obj1. So, changing the firstName property of the obj2 will not be reflected by the obj1.</text:p>
      <text:p text:style-name="P7"/>
      <text:p text:style-name="P7">(Purpose of map())</text:p>
      <text:p text:style-name="P8">14. The main purpose of the array map() function is that-</text:p>
      <text:p text:style-name="Hanging_20_indent"><text:span text:style-name="T1">a) </text:span>It maps the elements of another array into itself.</text:p>
      <text:p text:style-name="Hanging_20_indent"><text:span text:style-name="T1">b) </text:span>It passes each element of the array and returns the necessary mapped elements.</text:p>
      <text:p text:style-name="P24"><text:span text:style-name="T1">c) </text:span>It passes each element of the array on which it is invoked to the function you specify and returns an array containing the values returned by that function.</text:p>
      <text:p text:style-name="Hanging_20_indent"><text:span text:style-name="T1">d) </text:span>It passes the elements of the array into another array.</text:p>
      <text:p text:style-name="P7"/>
      <text:p text:style-name="P7">(Find Output)</text:p>
      <text:p text:style-name="P8">15. What will be the output of the following code ?</text:p>
      <text:p text:style-name="P9"/>
      <text:p text:style-name="P9">var array = [1, 2, 3, 4, 5, 6, 7, 8, 9, 10, 11, 12, 13, 14, 15];</text:p>
      <text:p text:style-name="P9">var myArr= array.filter(v =&gt; v % 3 === 0);</text:p>
      <text:p text:style-name="P9">console.log(myArr);</text:p>
      <text:p text:style-name="P9"/>
      <text:p text:style-name="Hanging_20_indent"><text:span text:style-name="T1">a) </text:span>myArr<text:tab/><text:tab/><text:tab/><text:tab/><text:tab/><text:tab/><text:tab/><text:span text:style-name="T9">b) </text:span><text:span text:style-name="T8">[3, 6, 9, 12, 15]</text:span></text:p>
      <text:p text:style-name="Hanging_20_indent"><text:span text:style-name="T1">c) </text:span>[1, 2, 3, 4, 5, 6, 7, 8, 9, 10, 11, 12, 13, 14, 15]<text:tab/><text:tab/><text:span text:style-name="T1">d) </text:span>[1, 2, 4, 5, 7, 8, 10, 11, 13, 14]</text:p>
      <text:p text:style-name="P23">SOLUTION DESCRIPTION:</text:p>
      <text:p text:style-name="Hanging_20_indent">The filter function will iterate through the array and create an array of values if the condition is true. Hence all the elements divisible by three will be printed.</text:p>
      <text:p text:style-name="P7"/>
      <text:p text:style-name="P19">ASSIGNMENT</text:p>
      <text:p text:style-name="P7"/>
      <text:p text:style-name="P7">(Create Empty Object)</text:p>
      <text:p text:style-name="P11">16. Which of the following will create an empty object?</text:p>
      <text:p text:style-name="Hanging_20_indent"><text:span text:style-name="T2">a) </text:span>var obj<text:tab/><text:tab/><text:tab/><text:tab/><text:tab/><text:tab/><text:tab/><text:span text:style-name="T10">b) </text:span><text:span text:style-name="T8">var obj = {}</text:span></text:p>
      <text:p text:style-name="Hanging_20_indent"><text:span text:style-name="T10">c) </text:span><text:span text:style-name="T8">obj = new Object()</text:span><text:tab/><text:tab/><text:tab/><text:tab/><text:tab/><text:span text:style-name="T2">d) </text:span>none of the above</text:p>
      <text:p text:style-name="P7"/>
      <text:p text:style-name="P14">(An Empty Object)</text:p>
      <text:p text:style-name="P11">17. Let’s say that you created an empty object 'obj'? What will the below statements print on the console?</text:p>
      <text:p text:style-name="P12"/>
      <text:p text:style-name="P12">obj.key1 = "value1";</text:p>
      <text:p text:style-name="P12"><text:soft-page-break/>console.log(obj.key1);</text:p>
      <text:p text:style-name="P12"/>
      <text:p text:style-name="Hanging_20_indent"><text:span text:style-name="T2">a) </text:span>undefined<text:tab/><text:tab/><text:tab/><text:tab/><text:tab/><text:tab/><text:span text:style-name="T2">b) </text:span>null</text:p>
      <text:p text:style-name="Hanging_20_indent"><text:span text:style-name="T10">c) </text:span><text:span text:style-name="T8">value1</text:span><text:tab/><text:tab/><text:tab/><text:tab/><text:tab/><text:tab/><text:tab/><text:span text:style-name="T2">d) </text:span>Error - key1 does not exist</text:p>
      <text:p text:style-name="P14"/>
      <text:p text:style-name="P14">(Find the Output)</text:p>
      <text:p text:style-name="P11">18. Consider following code snippet -</text:p>
      <text:p text:style-name="P12"/>
      <text:p text:style-name="P12">var student = {</text:p>
      <text:p text:style-name="P12"><text:s text:c="4"/>firstName: "jonathan",</text:p>
      <text:p text:style-name="P12"><text:s text:c="4"/>lastName: "doe"</text:p>
      <text:p text:style-name="P12">}</text:p>
      <text:p text:style-name="P12"/>
      <text:p text:style-name="P12">delete student.firstName;</text:p>
      <text:p text:style-name="P12">console.log(student.firstName+ " "+ student.lastName);</text:p>
      <text:p text:style-name="P12"/>
      <text:p text:style-name="P13">What is the expected output?</text:p>
      <text:p text:style-name="P22"><text:span text:style-name="T2">a) </text:span>jonathan doe<text:tab/><text:tab/><text:span text:style-name="T10">b) </text:span><text:span text:style-name="T8">undefined doe<text:tab/></text:span><text:tab/><text:span text:style-name="T2">c) </text:span>doe <text:tab/><text:tab/><text:tab/><text:tab/><text:span text:style-name="T2">d) </text:span>Error</text:p>
      <text:p text:style-name="P14"/>
      <text:p text:style-name="P14">(Function With Variable Argument)</text:p>
      <text:p text:style-name="P11">19. What is the correct way of declaring a function with variable arguments?</text:p>
      <text:p text:style-name="Hanging_20_indent"><text:span text:style-name="T2">a) </text:span>function functionName( args . . . )<text:tab/><text:tab/><text:tab/><text:tab/><text:span text:style-name="T10">b) </text:span><text:span text:style-name="T8">function functionName( . . . args)</text:span></text:p>
      <text:p text:style-name="Hanging_20_indent"><text:span text:style-name="T2">c) </text:span>function functionName( args )<text:tab/><text:tab/><text:tab/><text:tab/><text:span text:style-name="T2">d) </text:span>none of the above</text:p>
      <text:p text:style-name="P14"/>
      <text:p text:style-name="P14">(Print on Console)</text:p>
      <text:p text:style-name="P11">20. What will the following code print on the console?</text:p>
      <text:p text:style-name="P12"/>
      <text:p text:style-name="P12">function abc(arr) {</text:p>
      <text:p text:style-name="P12"><text:s text:c="4"/>var arr2;</text:p>
      <text:p text:style-name="P12"><text:s text:c="4"/>for(i in arr) {</text:p>
      <text:p text:style-name="P12"><text:s text:c="8"/>arr2[i] = i;</text:p>
      <text:p text:style-name="P12"><text:s text:c="4"/>}</text:p>
      <text:p text:style-name="P12"><text:s text:c="4"/>return arr2;</text:p>
      <text:p text:style-name="P12">}</text:p>
      <text:p text:style-name="P12"/>
      <text:p text:style-name="P12">var arr = [12, 56, 48, "hello"];</text:p>
      <text:p text:style-name="P12">console.log(abc(arr)[1]);</text:p>
      <text:p text:style-name="P12"/>
      <text:p text:style-name="Hanging_20_indent"><text:span text:style-name="T2">a) </text:span>56<text:tab/><text:tab/><text:tab/><text:span text:style-name="T2">b) </text:span>1<text:tab/><text:tab/><text:tab/><text:tab/><text:span text:style-name="T2">c) </text:span>12<text:tab/><text:tab/><text:tab/><text:tab/><text:span text:style-name="T10">d) </text:span><text:span text:style-name="T8">error</text:span></text:p>
      <text:p text:style-name="P23">SOLUTION DESCRIPTION:</text:p>
      <text:p text:style-name="Hanging_20_indent">arr2[i] = i; this line gives a type error because we can’t set properties of undefined.</text:p>
      <text:p text:style-name="P14"/>
      <text:p text:style-name="P14">(Three Objects)</text:p>
      <text:p text:style-name="P11">21. What will the below JavaScript lines print on the console?</text:p>
      <text:p text:style-name="P12"/>
      <text:p text:style-name="P12">var obj1 = {};</text:p>
      <text:p text:style-name="P12">var obj2 = new Object();</text:p>
      <text:p text:style-name="P12">var obj3 = {};</text:p>
      <text:p text:style-name="P12">console.log(obj1==obj2, obj1 == obj3);</text:p>
      <text:p text:style-name="P12"/>
      <text:p text:style-name="Hanging_20_indent"><text:soft-page-break/><text:span text:style-name="T2">a) </text:span>true true<text:tab/><text:tab/><text:tab/><text:span text:style-name="T2">b) </text:span>true false<text:tab/><text:tab/><text:tab/><text:span text:style-name="T10">c) </text:span><text:span text:style-name="T8">false false</text:span><text:tab/><text:tab/><text:tab/><text:span text:style-name="T2">d) </text:span>false true</text:p>
      <text:p text:style-name="P23">SOLUTION DESCRIPTION:</text:p>
      <text:p text:style-name="Hanging_20_indent">Primitives like strings and numbers are compared by their value,</text:p>
      <text:p text:style-name="Hanging_20_indent">while objects like arrays and objects are compared by their reference. </text:p>
      <text:p text:style-name="Hanging_20_indent">So, obj3 and obj2 both refer to different instances or different memory locations.</text:p>
      <text:p text:style-name="Hanging_20_indent">Similarly for obj1 and obj3.</text:p>
      <text:p text:style-name="P14"/>
      <text:p text:style-name="P14">(What is Printed)</text:p>
      <text:p text:style-name="P11">22. What will the below code do -</text:p>
      <text:p text:style-name="P12"/>
      <text:p text:style-name="P12">var abc = setInterval(counting, 300);</text:p>
      <text:p text:style-name="P12">var count = 0;</text:p>
      <text:p text:style-name="P12"/>
      <text:p text:style-name="P12">function counting() {</text:p>
      <text:p text:style-name="P12"><text:s text:c="4"/>console.log(count++);</text:p>
      <text:p text:style-name="P12"><text:s text:c="4"/>if(count == 5) {</text:p>
      <text:p text:style-name="P12"><text:s text:c="8"/>clearInterval(abc);</text:p>
      <text:p text:style-name="P12"><text:s text:c="4"/>}</text:p>
      <text:p text:style-name="P12">}</text:p>
      <text:p text:style-name="P12"/>
      <text:p text:style-name="Hanging_20_indent"><text:span text:style-name="T2">a) </text:span>Print numbers from 1 to 5<text:tab/><text:tab/><text:tab/><text:tab/><text:tab/><text:span text:style-name="T10">b) </text:span><text:span text:style-name="T8">Print numbers from 0 to 4</text:span></text:p>
      <text:p text:style-name="Hanging_20_indent"><text:span text:style-name="T2">c) </text:span>Print numbers from 0 to 5<text:tab/><text:tab/><text:tab/><text:tab/><text:tab/><text:span text:style-name="T2">e) </text:span>Print numbers from 1 to 4</text:p>
      <text:p text:style-name="Hanging_20_indent"><text:span text:style-name="T2">e) </text:span>Infinitely print numbers starting from 0</text:p>
      <text:p text:style-name="P14"/>
      <text:p text:style-name="P14">(Find the Output – III)</text:p>
      <text:p text:style-name="P11">23. What will be the output of the following code:</text:p>
      <text:p text:style-name="P12"/>
      <text:p text:style-name="P12">let list = [4, 5, 6];</text:p>
      <text:p text:style-name="P12">for (let i in list) {</text:p>
      <text:p text:style-name="P12"><text:s text:c="3"/>console.log(i); </text:p>
      <text:p text:style-name="P12">}</text:p>
      <text:p text:style-name="P12"/>
      <text:p text:style-name="P12">for (let i of list) {</text:p>
      <text:p text:style-name="P12"><text:s text:c="3"/>console.log(i); </text:p>
      <text:p text:style-name="P12">}</text:p>
      <text:p text:style-name="P12"/>
      <text:p text:style-name="Hanging_20_indent"><text:span text:style-name="T10">a) </text:span><text:span text:style-name="T8">0, 1, 2 and 4, 5, 6<text:tab/></text:span><text:tab/><text:tab/><text:tab/><text:tab/><text:tab/><text:span text:style-name="T2">b) </text:span>4, 5, 6 and 0,1, 2</text:p>
      <text:p text:style-name="Hanging_20_indent"><text:span text:style-name="T2">c) </text:span>1, 2, 3 and 4,5,6<text:tab/><text:tab/><text:tab/><text:tab/><text:tab/><text:tab/><text:span text:style-name="T2">d) </text:span>None of these</text:p>
      <text:p text:style-name="P23">SOLUTION DESCRIPTION:</text:p>
      <text:p text:style-name="Hanging_20_indent">Both for..of and for..in statements iterate over the list. The values iterated on are different though, for..in returns a list of keys on the object being iterated, whereas for..of returns a list of values of the numeric properties of the object being iterated.</text:p>
      <text:p text:style-name="P14"/>
      <text:p text:style-name="P14">(Guess the output)</text:p>
      <text:p text:style-name="P11">24. Find the output of the code:</text:p>
      <text:p text:style-name="P12"/>
      <text:p text:style-name="P12">setTimeout(function () {</text:p>
      <text:p text:style-name="P12"><text:soft-page-break/><text:s text:c="2"/>console.log("a")</text:p>
      <text:p text:style-name="P12">},20)</text:p>
      <text:p text:style-name="P12">setTimeout(function () {</text:p>
      <text:p text:style-name="P12"><text:s text:c="2"/>console.log("b")</text:p>
      <text:p text:style-name="P12">})</text:p>
      <text:p text:style-name="P12">console.log("c")</text:p>
      <text:p text:style-name="P12"/>
      <text:p text:style-name="Hanging_20_indent"><text:span text:style-name="T2">a) </text:span>a c b<text:tab/><text:tab/><text:tab/><text:span text:style-name="T2">b) </text:span>c a b<text:tab/><text:tab/><text:tab/><text:tab/><text:span text:style-name="T10">c) </text:span><text:span text:style-name="T8">c b a</text:span><text:tab/><text:tab/><text:tab/><text:tab/><text:span text:style-name="T2">d) </text:span>b c a</text:p>
      <text:p text:style-name="P23">SOLUTION DESCRIPTION:</text:p>
      <text:p text:style-name="Hanging_20_indent">c and b will be instantly printed on the console, but ‘a’ will be printed after 20ms due to the setTimeOut() method.</text:p>
      <text:p text:style-name="P14"/>
      <text:p text:style-name="P14">(Output 2)</text:p>
      <text:p text:style-name="P11">25. What will be the output of the following code?</text:p>
      <text:p text:style-name="P12"/>
      <text:p text:style-name="P12">var arr = []</text:p>
      <text:p text:style-name="P12"/>
      <text:p text:style-name="P12">arr.push("hello")</text:p>
      <text:p text:style-name="P12">arr.hello = 0</text:p>
      <text:p text:style-name="P12">var value = 0</text:p>
      <text:p text:style-name="P12">for(var i = 0;i &lt; 5; i++) {</text:p>
      <text:p text:style-name="P12"><text:s text:c="4"/>value = arr[value]</text:p>
      <text:p text:style-name="P12">}</text:p>
      <text:p text:style-name="P12">console.log(value)</text:p>
      <text:p text:style-name="P12"/>
      <text:p text:style-name="Hanging_20_indent"><text:span text:style-name="T2">a) </text:span>0<text:tab/><text:tab/><text:tab/><text:tab/><text:tab/><text:tab/><text:tab/><text:span text:style-name="T10">b) </text:span><text:span text:style-name="T8">hello</text:span></text:p>
      <text:p text:style-name="Hanging_20_indent"><text:span text:style-name="T2">c) </text:span>Undefined<text:tab/><text:tab/><text:tab/><text:tab/><text:tab/><text:tab/><text:span text:style-name="T2">d) </text:span>It will give a reference error</text:p>
      <text:p text:style-name="P15"/>
      <text:p text:style-name="P14">(setTimeout())</text:p>
      <text:p text:style-name="P11">26. Consider the following function:</text:p>
      <text:p text:style-name="P12"/>
      <text:p text:style-name="P12">function add(a,b,c,d) {</text:p>
      <text:p text:style-name="P12"><text:s text:c="2"/>console.log(a+b+c+d)</text:p>
      <text:p text:style-name="P12">}</text:p>
      <text:p text:style-name="P12"/>
      <text:p text:style-name="P11">If we need to pass the function to setTimeout() that will run after 10 milliseconds, how many arguments will setTimeout take?</text:p>
      <text:p text:style-name="Hanging_20_indent"><text:span text:style-name="T2">a) </text:span>4<text:tab/><text:tab/><text:tab/><text:span text:style-name="T10">b) </text:span><text:span text:style-name="T8">6</text:span><text:tab/><text:tab/><text:tab/><text:tab/><text:span text:style-name="T2">c) </text:span>2<text:tab/><text:tab/><text:tab/><text:tab/><text:span text:style-name="T2">d) </text:span>1</text:p>
      <text:p text:style-name="P14"/>
      <text:p text:style-name="P14">(pass by ref)</text:p>
      <text:p text:style-name="P11">27. What would be the output of the following code?</text:p>
      <text:p text:style-name="P12"/>
      <text:p text:style-name="P12">function change1(obj) {</text:p>
      <text:p text:style-name="P12"><text:s text:c="2"/>obj.name = "ninjas"</text:p>
      <text:p text:style-name="P12">}</text:p>
      <text:p text:style-name="P12">function change2(obj) {</text:p>
      <text:p text:style-name="P12"><text:s text:c="2"/>obj = {name: "changed"}</text:p>
      <text:p text:style-name="P12">}</text:p>
      <text:p text:style-name="P12"/>
      <text:p text:style-name="P12">var obj = {name:"coding"}</text:p>
      <text:p text:style-name="P12"/>
      <text:p text:style-name="P12">change1(obj)</text:p>
      <text:p text:style-name="P12"><text:soft-page-break/>change2(obj)</text:p>
      <text:p text:style-name="P12">console.log(obj.name) <text:s/></text:p>
      <text:p text:style-name="P12"/>
      <text:p text:style-name="Hanging_20_indent"><text:span text:style-name="T3">a) </text:span>coding<text:tab/><text:tab/><text:tab/><text:tab/><text:tab/><text:tab/><text:span text:style-name="T11">b) </text:span><text:span text:style-name="T8">ninjas<text:tab/></text:span><text:tab/><text:tab/><text:tab/><text:span text:style-name="T3">c) </text:span>changed</text:p>
      <text:p text:style-name="P23">SOLUTION DESCRIPTION:</text:p>
      <text:p text:style-name="Hanging_20_indent">If you change the whole parameter itself, it does not change the value but if you change the property, the value changes.</text:p>
      <text:p text:style-name="P14"/>
      <text:p text:style-name="P16">(copying)</text:p>
      <text:p text:style-name="P17">28. What would be the output of the following code?</text:p>
      <text:p text:style-name="P18"/>
      <text:p text:style-name="P18">var d = {h: 2, j: 3}</text:p>
      <text:p text:style-name="P18"/>
      <text:p text:style-name="P18">var e = d</text:p>
      <text:p text:style-name="P18">var f = {...d}</text:p>
      <text:p text:style-name="P18"/>
      <text:p text:style-name="P18">console.log(e === d)</text:p>
      <text:p text:style-name="P18">console.log(f === d)</text:p>
      <text:p text:style-name="P18"/>
      <text:p text:style-name="Hanging_20_indent"><text:span text:style-name="T11">a) </text:span><text:span text:style-name="T8">true false<text:tab/></text:span><text:tab/><text:span text:style-name="T3">b) </text:span>false true<text:tab/><text:tab/><text:tab/><text:span text:style-name="T3">c) </text:span>true true<text:tab/><text:tab/><text:tab/><text:span text:style-name="T3">d) </text:span>false false</text:p>
      <text:p text:style-name="P16"/>
      <text:p text:style-name="P16">(copying 2)</text:p>
      <text:p text:style-name="P17">29. what would be the output of the following code?</text:p>
      <text:p text:style-name="P18"/>
      <text:p text:style-name="P18">var d = {h: 2, j: 3}</text:p>
      <text:p text:style-name="P18"/>
      <text:p text:style-name="P18">var e = d</text:p>
      <text:p text:style-name="P18">var f = {...d, j: 4}</text:p>
      <text:p text:style-name="P18"/>
      <text:p text:style-name="P18">console.log(f.h)</text:p>
      <text:p text:style-name="P18">console.log(f.j)</text:p>
      <text:p text:style-name="P18"/>
      <text:p text:style-name="Hanging_20_indent"><text:span text:style-name="T3">a) </text:span>2 3<text:tab/><text:tab/><text:tab/><text:span text:style-name="T3">b) </text:span>3 4<text:tab/><text:tab/><text:tab/><text:tab/><text:span text:style-name="T11">c) </text:span><text:span text:style-name="T8">2 4</text:span><text:tab/><text:tab/><text:tab/><text:tab/><text:span text:style-name="T3">d) </text:span>4 2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57:48.913143387</meta:creation-date>
    <dc:title>Coding Ninjas A4 Sheet</dc:title>
    <meta:editing-duration>PT13M41S</meta:editing-duration>
    <meta:editing-cycles>3</meta:editing-cycles>
    <meta:generator>LibreOffice/7.3.7.2$Linux_X86_64 LibreOffice_project/30$Build-2</meta:generator>
    <dc:date>2023-02-08T22:08:53.798992762</dc:date>
    <meta:document-statistic meta:table-count="0" meta:image-count="0" meta:object-count="0" meta:page-count="7" meta:paragraph-count="233" meta:word-count="1488" meta:character-count="8677" meta:non-whitespace-character-count="7096"/>
    <meta:template xlink:type="simple" xlink:actuate="onRequest" xlink:title="Coding Ninjas A4 Sheet" xlink:href="../../../../../../../../../../../Templates/Coding%20Ninjas%20MCQ%20A4%20Sheet.ott" meta:date="2023-02-08T09:57:46.566284153"/>
  </office:meta>
</office:document-meta>
</file>